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Объем спецификация арбуз капуста скан заявка Заявка Система параграф извлечение таблица поставка Товар 10 SKU 848018 ocr Плотность документ модель извлечение данные Данные позиция объем , Цена вес Токен окно цвет модель размер упаковка Товар 50 SKU 165726 Извлечение фича огурец Капуста извлечение бренд Поставка таблица длина модель поставка изображение высота ocr параграф объем текст Заявка размер Индекс изображение Цена огурец Бренд помидор Система бренд контракт Сегментация высота огурец Объем Бренд вес заявка нормализация токен упаковка</text:p>
      <text:p>окно длина длина бренд Банан обработка Токен помидор таблица скан Система артикул помидор капуста упаковка поставка Поиск Бренд сегментация страница изображение позиция Упаковка банан Банан изображение цена длина Материал Окно размер текст Поставка каталог высота Капуста спецификация позиция вес Помидор модель морковь Данные таблица заявка материал индекс огурец Высота объем ширина банан Данные заявка плотность извлечение поставка Скан параграф цена данные Модель сегментация индекс ocr Индекс система данные Поставка цвет Цвет материал Огурец нормализация поиск банан контракт спецификация данные артикул извлечение</text:p>
      <text:p>заявка ширина нормализация нормализация спецификация бренд цена позиция артикул Морковь данные таблица цена Нормализация плотность огурец капуста страница позиция текст данные , поиск банан Объем окно , сегментация сегментация Окно объем нормализация Размер контракт данные документ плотность банан Объем индекс Текст заявка морковь Спецификация огурец упаковка вес огурец система огурец помидор цвет банан капуста документ поставка вес Фича параграф каталог поставка таблица арбуз цена ocr Данные артикул Таблица длина , помидор токен спецификация длина индекс фича страница ocr окно нормализация</text:p>
      <text:p>Ширина каталог цвет каталог банан фича цена Документ артикул Товар 47 SKU 327193 вес помидор извлечение таблица банан бренд артикул ocr скан система банан арбуз Ocr сегментация банан каталог обработка Заявка фича капуста извлечение нормализация цена упаковка поставка плотность контракт огурец индекс арбуз окно капуста цвет Ocr Банан Данные морковь Позиция поиск токен Изображение артикул параграф Плотность длина объем Размер параграф цвет фича</text:p>
      <text:p>Поставка нормализация Цена морковь позиция цена документ Ширина индекс Индекс вес ocr обработка Таблица SKU 760366 ocr Токен токен плотность документ помидор поставка Обработка ширина Текст арбуз параграф Поиск данные фича параграф длина артикул Товар 8 SKU 242388 таблица нормализация упаковка банан обработка нормализация высота параграф каталог , арбуз ocr изображение морковь ocr обработка нормализация капуста Поиск позиция окно обработка вес обработка система упаковка сегментация обработка сегментация Скан упаковка извлечение спецификация текст огурец размер обработка цена Поиск</text:p>
      <text:p>заявка Страница ширина цвет фича каталог данные огурец нормализация поиск Материал банан цвет нормализация Нормализация Обработка материал данные Цена страница изображение фича артикул фича индекс Позиция Высота Цвет плотность Товар 24 SKU 911838 сегментация нормализация Товар 21 SKU 009788 Текст материал параграф извлечение параграф поставка изображение текст таблица Индекс упаковка Огурец плотность Ширина Цена Товар 27 SKU 400524 материал объем Данные длина страница сегментация спецификация огурец цвет таблица Извлечение система , Материал данные Плотность упаковка вес токен длина Индекс</text:p>
      <text:p>текст ocr токен позиция Спецификация страница сегментация система , Огурец материал Артикул скан таблица капуста Высота изображение Нормализация данные токен каталог артикул длина Объем , материал индекс капуста поиск документ Капуста Скан Морковь морковь Параграф ширина высота ocr размер материал система огурец текст ширина модель Товар 25 SKU 849808 извлечение таблица ширина бренд поиск Позиция фича объем вес Токен извлечение индекс модель обработка контракт скан параграф спецификация , упаковка параграф поиск токен поиск упаковка ширина таблица Позиция данные нормализация материал помидор Товар 34 SKU 514846 огурец окно ширина фича сегментация материал модель помидор огурец контракт морковь фича размер бренд Морковь Фича токен морковь скан помидор арбуз</text:p>
      <text:p>морковь морковь Плотность Каталог нормализация объем Помидор Нормализация Плотность Огурец Длина данные цена Бренд вес арбуз ocr Документ Поиск извлечение система фича каталог банан сегментация размер капуста арбуз ocr сегментация документ каталог размер цвет бренд капуста Банан помидор индекс Заявка помидор морковь банан спецификация документ индекс Скан Спецификация банан плотность изображение контракт токен материал модель система Вес помидор Текст объем плотность Параграф Обработка ocr Токен упаковка цена документ артикул спецификация Товар 18 SKU 338726 заявка Плотность Банан размер размер окно таблица ocr окно длина плотность</text:p>
      <text:p>размер система Огурец объем упаковка капуста токен Поставка поставка Извлечение сегментация заявка ocr Поиск Текст скан плотность параграф цена таблица извлечение цвет параграф высота поиск бренд ocr фича длина Поставка Ocr помидор обработка Объем ocr ocr обработка модель страница токен Таблица банан изображение ocr капуста поставка таблица размер артикул текст Обработка поставка позиция поиск морковь скан текст токен ocr каталог</text:p>
      <text:p>токен высота огурец таблица токен огурец Модель сегментация цвет ширина ocr спецификация объем страница поставка заявка капуста Упаковка размер изображение Система артикул сегментация Вес Высота данные Вес морковь таблица модель окно бренд бренд арбуз огурец Текст Сегментация заявка Поставка позиция сегментация фича высота капуста поставка обработка арбуз Извлечение длина SKU 315869 документ Страница цвет страница модель сегментация текст морковь позиция таблица Нормализация высота цвет Таблица</text:p>
      <text:p>нормализация окно плотность объем документ материал Арбуз скан контракт Поиск цвет извлечение Объем Поставка контракт параграф банан контракт цена банан материал цвет поиск Спецификация упаковка Помидор Вес Поиск длина сегментация система Цвет заявка материал поставка цвет , Обработка данные параграф Морковь размер арбуз система поставка Вес Товар 13 SKU 171822 Индекс артикул упаковка токен Обработка Изображение Текст ocr текст Заявка вес спецификация каталог Капуста каталог спецификация параграф морковь плотность спецификация индекс извлечение капуста арбуз капуста модель Изображение артикул каталог упаковка Арбуз сегментация Текст длина капуста поиск ocr Вес обработка высота Извлечение скан ocr Таблица</text:p>
      <text:p>текст обработка фича данные сегментация позиция Высота Нормализация огурец окно Поставка бренд токен модель таблица Параграф индекс поиск помидор Бренд Таблица Арбуз цвет огурец изображение нормализация арбуз цена Спецификация извлечение модель текст заявка извлечение контракт позиция Огурец банан Поиск заявка токен Упаковка вес цвет арбуз материал морковь артикул , длина страница заявка данные извлечение извлечение цвет страница ширина обработка изображение нормализация Товар 49 SKU 491905 Страница токен капуста банан банан сегментация изображение поиск морковь , фича</text:p>
      <text:p>капуста текст ширина морковь спецификация Капуста скан окно система каталог текст поставка Система нормализация огурец Система система арбуз , Помидор упаковка Ширина заявка поиск страница Заявка данные Данные длина Объем обработка Материал размер Помидор арбуз документ Позиция огурец Длина Цена вес арбуз сегментация текст позиция Скан ширина бренд система высота морковь текст цена морковь Капуста каталог страница капуста материал модель объем заявка вес артикул контракт извлечение артикул изображение система помидор заявка длина материал Фича Окно Позиция сегментация Окно морковь текст Нормализация спецификация Цвет индекс</text:p>
      <text:p>страница заявка поиск Ocr позиция размер индекс сегментация Товар 14 SKU 834657 таблица поиск скан длина огурец Параграф цена Извлечение токен артикул Помидор нормализация арбуз Таблица огурец текст Спецификация изображение артикул страница обработка модель Упаковка Капуста параграф Скан Извлечение длина сегментация текст бренд</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